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35633" calcext:value-type="float">
            <text:p>35633</text:p>
          </table:table-cell>
          <table:table-cell office:value-type="float" office:value="30752" calcext:value-type="float">
            <text:p>30752</text:p>
          </table:table-cell>
          <table:table-cell office:value-type="float" office:value="24698" calcext:value-type="float">
            <text:p>24698</text:p>
          </table:table-cell>
          <table:table-cell office:value-type="float" office:value="19105" calcext:value-type="float">
            <text:p>19105</text:p>
          </table:table-cell>
          <table:table-cell office:value-type="float" office:value="16339" calcext:value-type="float">
            <text:p>16339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9406" calcext:value-type="float">
            <text:p>-19406</text:p>
          </table:table-cell>
          <table:table-cell office:value-type="float" office:value="-17527" calcext:value-type="float">
            <text:p>-17527</text:p>
          </table:table-cell>
          <table:table-cell office:value-type="float" office:value="-15658" calcext:value-type="float">
            <text:p>-15658</text:p>
          </table:table-cell>
          <table:table-cell office:value-type="float" office:value="-14177" calcext:value-type="float">
            <text:p>-14177</text:p>
          </table:table-cell>
          <table:table-cell office:value-type="float" office:value="-11627" calcext:value-type="float">
            <text:p>-11627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6227" calcext:value-type="float">
            <text:p>16227</text:p>
          </table:table-cell>
          <table:table-cell office:value-type="float" office:value="13225" calcext:value-type="float">
            <text:p>13225</text:p>
          </table:table-cell>
          <table:table-cell office:value-type="float" office:value="9040" calcext:value-type="float">
            <text:p>9040</text:p>
          </table:table-cell>
          <table:table-cell office:value-type="float" office:value="4928" calcext:value-type="float">
            <text:p>4928</text:p>
          </table:table-cell>
          <table:table-cell office:value-type="float" office:value="4712" calcext:value-type="float">
            <text:p>4712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2832" calcext:value-type="float">
            <text:p>12832</text:p>
          </table:table-cell>
          <table:table-cell office:value-type="float" office:value="10470" calcext:value-type="float">
            <text:p>10470</text:p>
          </table:table-cell>
          <table:table-cell office:value-type="float" office:value="7101" calcext:value-type="float">
            <text:p>7101</text:p>
          </table:table-cell>
          <table:table-cell office:value-type="float" office:value="3414" calcext:value-type="float">
            <text:p>3414</text:p>
          </table:table-cell>
          <table:table-cell office:value-type="float" office:value="3386" calcext:value-type="float">
            <text:p>3386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03" calcext:value-type="float">
            <text:p>0,03</text:p>
          </table:table-cell>
          <table:table-cell office:value-type="float" office:value="0.29" calcext:value-type="float">
            <text:p>0,29</text:p>
          </table:table-cell>
          <table:table-cell office:value-type="float" office:value="0.19" calcext:value-type="float">
            <text:p>0,19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369771998" calcext:value-type="float">
            <text:p>369771998</text:p>
          </table:table-cell>
          <table:table-cell table:number-columns-repeated="2" office:value-type="float" office:value="36727198" calcext:value-type="float">
            <text:p>36727198</text:p>
          </table:table-cell>
          <table:table-cell office:value-type="float" office:value="36442198" calcext:value-type="float">
            <text:p>36442198</text:p>
          </table:table-cell>
          <table:table-cell office:value-type="float" office:value="34497198" calcext:value-type="float">
            <text:p>3449719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59108" calcext:value-type="float">
            <text:p>59108</text:p>
          </table:table-cell>
          <table:table-cell office:value-type="float" office:value="36774" calcext:value-type="float">
            <text:p>36774</text:p>
          </table:table-cell>
          <table:table-cell office:value-type="float" office:value="38058" calcext:value-type="float">
            <text:p>38058</text:p>
          </table:table-cell>
          <table:table-cell office:value-type="float" office:value="65720" calcext:value-type="float">
            <text:p>65720</text:p>
          </table:table-cell>
          <table:table-cell office:value-type="float" office:value="69766" calcext:value-type="float">
            <text:p>69766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7069" calcext:value-type="float">
            <text:p>17069</text:p>
          </table:table-cell>
          <table:table-cell office:value-type="float" office:value="44122" calcext:value-type="float">
            <text:p>44122</text:p>
          </table:table-cell>
          <table:table-cell office:value-type="float" office:value="48594" calcext:value-type="float">
            <text:p>48594</text:p>
          </table:table-cell>
          <table:table-cell office:value-type="float" office:value="41934" calcext:value-type="float">
            <text:p>41934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76177" calcext:value-type="float">
            <text:p>76177</text:p>
          </table:table-cell>
          <table:table-cell office:value-type="float" office:value="80896" calcext:value-type="float">
            <text:p>80896</text:p>
          </table:table-cell>
          <table:table-cell office:value-type="float" office:value="86652" calcext:value-type="float">
            <text:p>86652</text:p>
          </table:table-cell>
          <table:table-cell office:value-type="float" office:value="77653" calcext:value-type="float">
            <text:p>77653</text:p>
          </table:table-cell>
          <table:table-cell office:value-type="float" office:value="84319" calcext:value-type="float">
            <text:p>84319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64511" calcext:value-type="float">
            <text:p>64511</text:p>
          </table:table-cell>
          <table:table-cell office:value-type="float" office:value="70001" calcext:value-type="float">
            <text:p>70001</text:p>
          </table:table-cell>
          <table:table-cell office:value-type="float" office:value="77469" calcext:value-type="float">
            <text:p>77469</text:p>
          </table:table-cell>
          <table:table-cell office:value-type="float" office:value="71790" calcext:value-type="float">
            <text:p>71790</text:p>
          </table:table-cell>
          <table:table-cell office:value-type="float" office:value="73604" calcext:value-type="float">
            <text:p>73604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1666" calcext:value-type="float">
            <text:p>11666</text:p>
          </table:table-cell>
          <table:table-cell office:value-type="float" office:value="10895" calcext:value-type="float">
            <text:p>10895</text:p>
          </table:table-cell>
          <table:table-cell office:value-type="float" office:value="9183" calcext:value-type="float">
            <text:p>9183</text:p>
          </table:table-cell>
          <table:table-cell office:value-type="float" office:value="5863" calcext:value-type="float">
            <text:p>5863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76177" calcext:value-type="float">
            <text:p>76177</text:p>
          </table:table-cell>
          <table:table-cell office:value-type="float" office:value="80896" calcext:value-type="float">
            <text:p>80896</text:p>
          </table:table-cell>
          <table:table-cell office:value-type="float" office:value="86652" calcext:value-type="float">
            <text:p>86652</text:p>
          </table:table-cell>
          <table:table-cell office:value-type="float" office:value="77653" calcext:value-type="float">
            <text:p>77653</text:p>
          </table:table-cell>
          <table:table-cell office:value-type="float" office:value="84319" calcext:value-type="float">
            <text:p>843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9:58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LibreOffice/5.4.2.2$Windows_X86_64 LibreOffice_project/22b09f6418e8c2d508a9eaf86b2399209b0990f4</meta:generator>
    <dc:date>2017-11-22T11:40:06.86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